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Code">
      <style:paragraph-properties fo:margin-top="0cm" fo:margin-bottom="0cm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1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12" style:family="paragraph" style:parent-style-name="Code">
      <style:text-properties fo:color="#000000" style:font-name="Consolas1" fo:font-size="9pt" fo:font-weight="normal" style:font-size-asian="9pt" style:font-weight-asian="normal" style:font-size-complex="9pt" style:font-weight-complex="normal"/>
    </style:style>
    <style:style style:name="P13" style:family="paragraph" style:parent-style-name="Code">
      <style:text-properties fo:color="#000000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5" style:family="paragraph" style:parent-style-name="Large_20_titles">
      <style:text-properties fo:language="uk" fo:country="UA"/>
    </style:style>
    <style:style style:name="P16" style:family="paragraph" style:parent-style-name="Simple_20_text">
      <style:paragraph-properties fo:margin-left="0cm" fo:margin-right="0cm" fo:margin-top="0cm" fo:margin-bottom="0cm" fo:text-align="start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17" style:family="paragraph" style:parent-style-name="Simple_20_text" style:master-page-name="">
      <style:paragraph-properties fo:margin-left="0cm" fo:margin-right="0cm" fo:margin-top="0cm" fo:margin-bottom="0cm" fo:text-align="start" style:justify-single-word="false" fo:orphans="2" fo:widows="2" fo:text-indent="0cm" style:auto-text-indent="false" style:page-number="auto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18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9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2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color="#000000" fo:font-size="9pt" fo:font-weight="normal" style:font-size-asian="9pt" style:font-weight-asian="normal" style:font-size-complex="9pt" style:font-weight-complex="normal"/>
    </style:style>
    <style:style style:name="P21" style:family="paragraph" style:parent-style-name="Simple_20_text">
      <style:paragraph-properties fo:margin-top="0cm" fo:margin-bottom="0cm"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22" style:family="paragraph" style:parent-style-name="Code">
      <style:paragraph-properties fo:margin-left="0cm" fo:margin-right="0cm" fo:text-indent="0cm" style:auto-text-indent="false"/>
    </style:style>
    <style:style style:name="P23" style:family="paragraph" style:parent-style-name="Code">
      <style:text-properties style:font-name="Consolas1"/>
    </style:style>
    <style:style style:name="P24" style:family="paragraph" style:parent-style-name="Code">
      <style:text-properties style:use-window-font-color="true"/>
    </style:style>
    <style:style style:name="P25" style:family="paragraph" style:parent-style-name="Code">
      <style:text-properties style:use-window-font-color="true" fo:background-color="transparent"/>
    </style:style>
    <style:style style:name="P2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fo:color="#000000" style:font-name="Courier New2" fo:font-size="9.5pt" fo:language="uk" fo:country="UA" fo:font-weight="normal" fo:background-color="transparent" style:font-size-asian="9.5pt" style:font-weight-asian="normal" style:font-size-complex="9.5pt" style:font-weight-complex="normal"/>
    </style:style>
    <style:style style:name="P27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urier New2" fo:font-size="9.5pt" fo:language="uk" fo:country="UA" fo:font-weight="normal" fo:background-color="transparent" style:font-size-asian="9.5pt" style:font-weight-asian="normal" style:font-size-complex="9.5pt" style:font-weight-complex="normal"/>
    </style:style>
    <style:style style:name="P2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2" fo:font-size="9.5pt" fo:background-color="transparent" style:font-size-asian="9.5pt" style:font-size-complex="9.5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fo:font-style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e4e4ff"/>
    </style:style>
    <style:style style:name="T8" style:family="text">
      <style:text-properties fo:language="uk" fo:country="UA"/>
    </style:style>
    <style:style style:name="T9" style:family="text">
      <style:text-properties fo:language="uk" fo:country="UA" style:language-asian="uk" style:country-asian="UA"/>
    </style:style>
    <style:style style:name="T10" style:family="text">
      <style:text-properties fo:language="en" fo:country="US"/>
    </style:style>
    <style:style style:name="T11" style:family="text">
      <style:text-properties style:font-name="Courier New2"/>
    </style:style>
    <style:style style:name="T12" style:family="text">
      <style:text-properties style:font-name="Courier New2" fo:font-style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cc7832"/>
    </style:style>
    <style:style style:name="T16" style:family="text">
      <style:text-properties fo:color="#cc7832" style:font-name="Courier New2"/>
    </style:style>
    <style:style style:name="T17" style:family="text">
      <style:text-properties fo:color="#9876aa" style:font-name="Courier New2"/>
    </style:style>
    <style:style style:name="T18" style:family="text">
      <style:text-properties fo:color="#808080"/>
    </style:style>
    <style:style style:name="T19" style:family="text">
      <style:text-properties fo:color="#808080" style:font-name="Courier New2"/>
    </style:style>
    <style:style style:name="T20" style:family="text">
      <style:text-properties fo:color="#6897bb" style:font-name="Courier New2"/>
    </style:style>
    <style:style style:name="T21" style:family="text">
      <style:text-properties fo:color="#ffc66d" style:font-name="Courier New2"/>
    </style:style>
    <style:style style:name="T22" style:family="text">
      <style:text-properties fo:color="#6a8759" style:font-name="Courier New2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7"/>
      <text:p text:style-name="P7"/>
      <text:p text:style-name="P9"><text:span text:style-name="T1">ЛАБОРАТОРНА РОБОТА </text:span><text:span text:style-name="T2">#3</text:span></text:p>
      <text:p text:style-name="P8">З дисципліни «Основи проектування трансляторів»</text:p>
      <text:p text:style-name="P8">На тему: «Розробка генератора коду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/text:span></text:span></text:p>
            <text:p text:style-name="P5"><text:span text:style-name="Emphasis"><text:span text:style-name="T3"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5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ІНДИВІДУАЛЬНЕ ЗАВДАННЯ</text:h>
      <text:p text:style-name="P17">&lt;signal-program&gt; --&gt; &lt;program&gt;</text:p>
      <text:p text:style-name="P16">&lt;program&gt; --&gt; PROGRAM &lt;procedure-identifier&gt; ; &lt;block&gt;. </text:p>
      <text:p text:style-name="P21"><text:s text:c="6"/>| PROCEDURE &lt;procedure-identifier&gt;&lt;parameters-list&gt; ; &lt;block&gt; ;</text:p>
      <text:p text:style-name="P16">&lt;block&gt; --&gt; BEGIN &lt;statements-list&gt; END</text:p>
      <text:p text:style-name="P16">&lt;statements-list&gt; --&gt; &lt;empty&gt;</text:p>
      <text:p text:style-name="P16">&lt;parameters-list&gt; --&gt; ( &lt;declarations-list&gt; ) | &lt;empty&gt;</text:p>
      <text:p text:style-name="P16">&lt;declarations-list&gt; --&gt; &lt;declaration&gt; &lt;declarations-list&gt; | &lt;empty&gt;</text:p>
      <text:p text:style-name="P16">&lt;declaration&gt; --&gt;&lt;variable-identifier&gt;&lt;identifiers-list&gt;:</text:p>
      <text:p text:style-name="P16"><text:s text:c="17"/>&lt;attribute&gt;&lt;attributeslist&gt; ;</text:p>
      <text:p text:style-name="P16">&lt;identifiers-list&gt; --&gt; , &lt;variable-identifier&gt; &lt;identifiers-list&gt; | &lt;empty&gt;</text:p>
      <text:p text:style-name="P16">&lt;attributes-list&gt; --&gt; &lt;attribute&gt; &lt;attributeslist&gt; | &lt;empty&gt;</text:p>
      <text:p text:style-name="P16">&lt;attribute&gt; --&gt; SIGNAL | COMPLEX | INTEGER | FLOAT | BLOCKFLOAT | EXT</text:p>
      <text:p text:style-name="P16">&lt;procedure-identifier&gt; --&gt; &lt;identifier&gt;</text:p>
      <text:p text:style-name="P16">&lt;variable-identifier&gt; --&gt; &lt;identifier&gt;</text:p>
      <text:p text:style-name="P16">&lt;identifier&gt; --&gt; &lt;letter&gt;&lt;string&gt;</text:p>
      <text:p text:style-name="P16">&lt;string&gt; --&gt; &lt;letter&gt;&lt;string&gt; | &lt;digit&gt;&lt;string&gt; | &lt;empty&gt;</text:p>
      <text:p text:style-name="P16">&lt;letter&gt; --&gt; A | B | C | D | ... | Z</text:p>
      <text:h text:style-name="Large_20_titles" text:outline-level="2"><text:span text:style-name="T8"/></text:h>
      <text:h text:style-name="Large_20_titles" text:outline-level="2"><text:span text:style-name="T8">КОД ПРОГРАМИ</text:span></text:h>
      <text:p text:style-name="P19"><text:span text:style-name="T13">AttributeFull.java</text:span></text:p>
      <text:p text:style-name="P24">package Compiler.code_generator;</text:p>
      <text:p text:style-name="P24">public class AttributeFull {</text:p>
      <text:p text:style-name="P24"><text:s text:c="4"/><text:span text:style-name="T11">public boolean </text:span><text:span text:style-name="T11">hasEXT</text:span><text:span text:style-name="T11">;</text:span></text:p>
      <text:p text:style-name="P24"><text:s text:c="4"/><text:span text:style-name="T11">public boolean </text:span><text:span text:style-name="T11">hasSIGNAL</text:span><text:span text:style-name="T11">;</text:span></text:p>
      <text:p text:style-name="P24"><text:s text:c="4"/><text:span text:style-name="T11">public boolean </text:span><text:span text:style-name="T11">hasCOMPLEX</text:span><text:span text:style-name="T11">;</text:span></text:p>
      <text:p text:style-name="P24"><text:s text:c="4"/><text:span text:style-name="T11">public </text:span><text:span text:style-name="T11">String </text:span><text:span text:style-name="T11">type </text:span><text:span text:style-name="T11">= </text:span><text:span text:style-name="T11">"WRONG"</text:span><text:span text:style-name="T11">; <text:s text:c="2"/></text:span><text:span text:style-name="T11">// "INTEGER", "FLOAT", "BLOCKFLOAT" or "WRONG"</text:span></text:p>
      <text:p text:style-name="P24">}</text:p>
      <text:p text:style-name="P10"/>
      <text:p text:style-name="P10">CodeGenerator.java</text:p>
      <text:p text:style-name="P25">package Compiler;</text:p>
      <text:p text:style-name="P25">import Compiler.code_generator.AttributeFull;</text:p>
      <text:p text:style-name="P25">import Compiler.syntax_tree.*;</text:p>
      <text:p text:style-name="P25">import Compiler.tables.TableErrors;</text:p>
      <text:p text:style-name="P25">import Compiler.tables.TableTokens;</text:p>
      <text:p text:style-name="P25">import java.util.Vector;</text:p>
      <text:p text:style-name="P25">public class CodeGenerator extends Parser {</text:p>
      <text:p text:style-name="P25"><text:s text:c="4"/><text:span text:style-name="T11">public </text:span><text:span text:style-name="T11">Vector&lt;String&gt; </text:span><text:span text:style-name="T11">asmCode</text:span><text:span text:style-name="T11">;</text:span></text:p>
      <text:p text:style-name="P25"><text:s text:c="4"/><text:span text:style-name="T11">private </text:span><text:span text:style-name="T11">Vector&lt;String&gt; </text:span><text:span text:style-name="T11">parametersIdentifiers</text:span><text:span text:style-name="T11">;</text:span></text:p>
      <text:p text:style-name="P25">// <text:s text:c="3"/>private Vector&lt;AttributeFull&gt; parametersAttributes;</text:p>
      <text:p text:style-name="P25"><text:s text:c="4"/><text:span text:style-name="T11">private int </text:span><text:span text:style-name="T11">parameterOffset </text:span><text:span text:style-name="T11">= </text:span><text:span text:style-name="T11">8</text:span><text:span text:style-name="T11">;</text:span></text:p>
      <text:p text:style-name="P25"><text:s text:c="4"/><text:span text:style-name="T11">private </text:span><text:span text:style-name="T11">String </text:span><text:span text:style-name="T11">programOrProcedureIdentifier</text:span><text:span text:style-name="T11">;</text:span></text:p>
      <text:p text:style-name="P25"><text:s text:c="4"/><text:span text:style-name="T11">public </text:span><text:span text:style-name="T11">CodeGenerator(Vector&lt;String&gt; tableReservedWords</text:span><text:span text:style-name="T11">,</text:span></text:p>
      <text:p text:style-name="P25"><text:s text:c="25"/><text:span text:style-name="T11">Vector&lt;Character&gt; tableOneSymbolTokens</text:span><text:span text:style-name="T11">,</text:span></text:p>
      <text:p text:style-name="P25"><text:s text:c="25"/><text:span text:style-name="T11">Vector&lt;String&gt; tableIdentifiers</text:span><text:span text:style-name="T11">,</text:span></text:p>
      <text:p text:style-name="P25"><text:s text:c="25"/><text:span text:style-name="T11">TableTokens tableTokens</text:span><text:span text:style-name="T11">,</text:span></text:p>
      <text:p text:style-name="P25"><text:s text:c="25"/><text:span text:style-name="T11">TableErrors tableErrors</text:span><text:span text:style-name="T11">,</text:span></text:p>
      <text:p text:style-name="P25"><text:s text:c="25"/><text:span text:style-name="T11">SyntaxTree syntaxTree) {</text:span></text:p>
      <text:p text:style-name="P25"><text:s text:c="8"/><text:span text:style-name="T11">super</text:span><text:span text:style-name="T11">(tableReservedWords</text:span><text:span text:style-name="T11">, </text:span><text:span text:style-name="T11">tableOneSymbolTokens</text:span><text:span text:style-name="T11">, </text:span><text:span text:style-name="T11">tableIdentifiers</text:span><text:span text:style-name="T11">, </text:span><text:span text:style-name="T11">tableTokens</text:span><text:span text:style-name="T11">, </text:span><text:span text:style-name="T11">tableErrors)</text:span><text:span text:style-name="T11">;</text:span></text:p>
      <text:p text:style-name="P25"><text:s text:c="8"/><text:span text:style-name="T11">this</text:span><text:span text:style-name="T11">.</text:span><text:span text:style-name="T11">syntaxTree </text:span><text:span text:style-name="T11">= syntaxTree</text:span><text:span text:style-name="T11">;</text:span></text:p>
      <text:p text:style-name="P25"><text:s text:c="8"/><text:span text:style-name="T11">asmCode </text:span><text:span text:style-name="T11">= </text:span><text:span text:style-name="T11">new </text:span><text:span text:style-name="T11">Vector&lt;String&gt;()</text:span><text:span text:style-name="T11">;</text:span></text:p>
      <text:p text:style-name="P25"><text:soft-page-break/><text:s text:c="4"/><text:span text:style-name="T11">}</text:span></text:p>
      <text:p text:style-name="P25"><text:s text:c="4"/><text:span text:style-name="T11">private void </text:span><text:span text:style-name="T11">addError</text:span><text:span text:style-name="T11">(</text:span><text:span text:style-name="T11">int </text:span><text:span text:style-name="T11">indexInTokensTable</text:span><text:span text:style-name="T11">, </text:span><text:span text:style-name="T11">String comment) {</text:span></text:p>
      <text:p text:style-name="P25"><text:s text:c="8"/><text:span text:style-name="T11">if </text:span><text:span text:style-name="T11">(indexInTokensTable == -</text:span><text:span text:style-name="T11">1</text:span><text:span text:style-name="T11">)</text:span></text:p>
      <text:p text:style-name="P25"><text:s text:c="12"/><text:span text:style-name="T11">tableErrors</text:span><text:span text:style-name="T11">.addError(-</text:span><text:span text:style-name="T11">1</text:span><text:span text:style-name="T11">, </text:span><text:span text:style-name="T11">-</text:span><text:span text:style-name="T11">1</text:span><text:span text:style-name="T11">, </text:span><text:span text:style-name="T11">comment)</text:span><text:span text:style-name="T11">;</text:span></text:p>
      <text:p text:style-name="P25"><text:s text:c="8"/><text:span text:style-name="T11">else</text:span></text:p>
      <text:p text:style-name="P25"><text:s text:c="12"/><text:span text:style-name="T11">tableErrors</text:span><text:span text:style-name="T11">.addError(</text:span><text:span text:style-name="T11">tableTokens</text:span><text:span text:style-name="T11">.getTokenFileRow(indexInTokensTable)</text:span><text:span text:style-name="T11">,</text:span></text:p>
      <text:p text:style-name="P25"><text:s text:c="20"/><text:span text:style-name="T11">tableTokens</text:span><text:span text:style-name="T11">.getTokenFileColumn(indexInTokensTable)</text:span><text:span text:style-name="T11">, </text:span><text:span text:style-name="T11">comment)</text:span><text:span text:style-name="T11">;</text:span></text:p>
      <text:p text:style-name="P25"><text:s text:c="4"/><text:span text:style-name="T11">}</text:span></text:p>
      <text:p text:style-name="P25"><text:s text:c="4"/><text:span text:style-name="T11">public void </text:span><text:span text:style-name="T11">generate</text:span><text:span text:style-name="T11">() {</text:span></text:p>
      <text:p text:style-name="P25"><text:s text:c="8"/><text:span text:style-name="T11">asmCode</text:span><text:span text:style-name="T11">.add(</text:span><text:span text:style-name="T11">".386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programOrProcedureIdentifier </text:span><text:span text:style-name="T11">= getTokenByTokensTableIndex(</text:span><text:span text:style-name="T11">syntaxTree</text:span><text:span text:style-name="T11">.</text:span><text:span text:style-name="T11">identifier</text:span><text:span text:style-name="T11">)</text:span><text:span text:style-name="T11">;</text:span></text:p>
      <text:p text:style-name="P25"><text:s text:c="8"/><text:span text:style-name="T11">if </text:span><text:span text:style-name="T11">(</text:span><text:span text:style-name="T11">syntaxTree</text:span><text:span text:style-name="T11">.</text:span><text:span text:style-name="T11">programBranch</text:span><text:span text:style-name="T11">) {</text:span></text:p>
      <text:p text:style-name="P25"><text:s text:c="12"/><text:span text:style-name="T11">if </text:span><text:span text:style-name="T11">(!</text:span><text:span text:style-name="T11">syntaxTree</text:span><text:span text:style-name="T11">.</text:span><text:span text:style-name="T11">block</text:span><text:span text:style-name="T11">.</text:span><text:span text:style-name="T11">expressionsList</text:span><text:span text:style-name="T11">.</text:span><text:span text:style-name="T11">empty</text:span><text:span text:style-name="T11">) {</text:span></text:p>
      <text:p text:style-name="P25"><text:s text:c="16"/><text:span text:style-name="T11">addError(</text:span><text:span text:style-name="T11">syntaxTree</text:span><text:span text:style-name="T11">.</text:span><text:span text:style-name="T11">identifier </text:span><text:span text:style-name="T11">+ </text:span><text:span text:style-name="T11">3</text:span><text:span text:style-name="T11">, </text:span><text:span text:style-name="T11">"Expressions in block are forbidden."</text:span><text:span text:style-name="T11">)</text:span><text:span text:style-name="T11">;</text:span></text:p>
      <text:p text:style-name="P25"><text:s text:c="16"/><text:span text:style-name="T11">return;</text:span></text:p>
      <text:p text:style-name="P25"><text:s text:c="12"/><text:span text:style-name="T11">}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%s</text:span><text:span text:style-name="T11">\n</text:span><text:span text:style-name="T11">"</text:span><text:span text:style-name="T11">, </text:span><text:span text:style-name="T11">"TITLE"</text:span><text:span text:style-name="T11">, </text:span><text:span text:style-name="T11">programOrProcedureIdentifier</text:span><text:span text:style-name="T11">))</text:span><text:span text:style-name="T11">;</text:span></text:p>
      <text:p text:style-name="P25"><text:s text:c="12"/><text:span text:style-name="T11">asmCode</text:span><text:span text:style-name="T11">.add(</text:span><text:span text:style-name="T11">".CODE</text:span><text:span text:style-name="T11">\n</text:span><text:span text:style-name="T11">"</text:span><text:span text:style-name="T11">)</text:span><text:span text:style-name="T11">;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"</text:span><text:span text:style-name="T11">, </text:span><text:span text:style-name="T11">"?BEGIN:"</text:span><text:span text:style-name="T11">))</text:span><text:span text:style-name="T11">;</text:span></text:p>
      <text:p text:style-name="P25"><text:s text:c="12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"END"</text:span><text:span text:style-name="T11">, </text:span><text:span text:style-name="T11">"?BEGIN"</text:span><text:span text:style-name="T11">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asmCode</text:span><text:span text:style-name="T11">.add(</text:span><text:span text:style-name="T11">".CODE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programOrProcedureIdentifier</text:span><text:span text:style-name="T11">, </text:span><text:span text:style-name="T11">"PROC"</text:span><text:span text:style-name="T11">))</text:span><text:span text:style-name="T11">;</text:span></text:p>
      <text:p text:style-name="P25"><text:s text:c="8"/><text:span text:style-name="T11">generateParametersList(</text:span><text:span text:style-name="T11">syntaxTree</text:span><text:span text:style-name="T11">.</text:span><text:span text:style-name="T11">parametersList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%-8s%s"</text:span><text:span text:style-name="T11">, </text:span><text:span text:style-name="T11">programOrProcedureIdentifier</text:span><text:span text:style-name="T11">, </text:span><text:span text:style-name="T11">"ENDP"</text:span><text:span text:style-name="T11">)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ParametersList</text:span><text:span text:style-name="T11">(ParametersList parametersList) {</text:span></text:p>
      <text:p text:style-name="P25"><text:s text:c="8"/><text:span text:style-name="T11">if </text:span><text:span text:style-name="T11">(parametersList.</text:span><text:span text:style-name="T11">empty </text:span><text:span text:style-name="T11">|| parametersList.</text:span><text:span text:style-name="T11">declarationsList</text:span><text:span text:style-name="T11">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Save registers for getting parame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USH"</text:span><text:span text:style-name="T11">, </text:span><text:span text:style-name="T11">"EB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MOV"</text:span><text:span text:style-name="T11">, </text:span><text:span text:style-name="T11">"EBP, ES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</text:span><text:span text:style-name="T11">\n</text:span><text:span text:style-name="T11">"</text:span><text:span text:style-name="T11">, </text:span><text:span text:style-name="T11">"PUSH"</text:span><text:span text:style-name="T11">, </text:span><text:span text:style-name="T11">"ESI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Get parame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; 8B offset in stack = 4B - address for return + 4B - EBP"</text:span><text:span text:style-name="T11">))</text:span><text:span text:style-name="T11">;</text:span></text:p>
      <text:p text:style-name="P25"><text:s text:c="8"/><text:span text:style-name="T11">parametersIdentifiers </text:span><text:span text:style-name="T11">= </text:span><text:span text:style-name="T11">new </text:span><text:span text:style-name="T11">Vector&lt;String&gt;()</text:span><text:span text:style-name="T11">;</text:span></text:p>
      <text:p text:style-name="P25">// <text:s text:c="7"/>parametersAttributes = new Vector&lt;AttributeFull&gt;();</text:p>
      <text:p text:style-name="P25"><text:s text:c="8"/><text:span text:style-name="T11">generateDeclarationsList(parametersList.</text:span><text:span text:style-name="T11">declarationsList</text:span><text:span text:style-name="T11">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n\t\t</text:span><text:span text:style-name="T11">%-8s"</text:span><text:span text:style-name="T11">, </text:span><text:span text:style-name="T11">"; Restore registers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OP"</text:span><text:span text:style-name="T11">, </text:span><text:span text:style-name="T11">"ESI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s"</text:span><text:span text:style-name="T11">, </text:span><text:span text:style-name="T11">"POP"</text:span><text:span text:style-name="T11">, </text:span><text:span text:style-name="T11">"EBP"</text:span><text:span text:style-name="T11">))</text:span><text:span text:style-name="T11">;</text:span>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"</text:span><text:span text:style-name="T11">, </text:span><text:span text:style-name="T11">"RET"</text:span><text:span text:style-name="T11">)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DeclarationsList</text:span><text:span text:style-name="T11">(DeclarationsList declarationsList) {</text:span></text:p>
      <text:p text:style-name="P25"><text:s text:c="8"/><text:span text:style-name="T11">if </text:span><text:span text:style-name="T11">(declarationsList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generateDeclaration(declarationsList.</text:span><text:span text:style-name="T11">declaration</text:span><text:span text:style-name="T11">)</text:span><text:span text:style-name="T11">;</text:span></text:p>
      <text:p text:style-name="P25"><text:s text:c="8"/><text:span text:style-name="T11">generateDeclarationsList(declarationsList.</text:span><text:span text:style-name="T11">declarationsList</text:span><text:span text:style-name="T11">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Declaration</text:span><text:span text:style-name="T11">(Declaration declaration) {</text:span></text:p>
      <text:p text:style-name="P25"><text:s text:c="8"/><text:span text:style-name="T11">AttributesList attributesAll = </text:span><text:span text:style-name="T11">new </text:span><text:span text:style-name="T11">AttributesList()</text:span><text:span text:style-name="T11">;</text:span></text:p>
      <text:p text:style-name="P25"><text:s text:c="8"/><text:span text:style-name="T11">attributesAll.</text:span><text:span text:style-name="T11">attribute </text:span><text:span text:style-name="T11">= declaration.</text:span><text:span text:style-name="T11">attribute</text:span><text:span text:style-name="T11">;</text:span></text:p>
      <text:p text:style-name="P25"><text:s text:c="8"/><text:span text:style-name="T11">attributesAll.</text:span><text:span text:style-name="T11">attributesList </text:span><text:span text:style-name="T11">= declaration.</text:span><text:span text:style-name="T11">attributesList</text:span><text:span text:style-name="T11">;</text:span></text:p>
      <text:p text:style-name="P25"><text:s text:c="8"/><text:span text:style-name="T11">AttributeFull attributeFull = getAttributesType(attributesAll)</text:span><text:span text:style-name="T11">;</text:span></text:p>
      <text:p text:style-name="P25"><text:s text:c="8"/><text:span text:style-name="T11">if </text:span><text:span text:style-name="T11">(attributeFull.</text:span><text:span text:style-name="T11">type</text:span><text:span text:style-name="T11">.equals(</text:span><text:span text:style-name="T11">"WRONG"</text:span><text:span text:style-name="T11">)) {</text:span></text:p>
      <text:p text:style-name="P25"><text:soft-page-break/><text:s text:c="12"/><text:span text:style-name="T11">addError(declaration.</text:span><text:span text:style-name="T11">attribute</text:span><text:span text:style-name="T11">, </text:span><text:span text:style-name="T11">"Attributes list doesn't match any correct combination</text:span><text:span text:style-name="T11">\n</text:span><text:span text:style-name="T11">"</text:span><text:span text:style-name="T11">)</text:span><text:span text:style-name="T11">;</text:span></text:p>
      <text:p text:style-name="P25"><text:s text:c="8"/><text:span text:style-name="T11">}</text:span></text:p>
      <text:p text:style-name="P25"><text:s text:c="8"/><text:span text:style-name="T11">IdentifiersList allIdentifiers = </text:span><text:span text:style-name="T11">new </text:span><text:span text:style-name="T11">IdentifiersList()</text:span><text:span text:style-name="T11">;</text:span></text:p>
      <text:p text:style-name="P25"><text:s text:c="8"/><text:span text:style-name="T11">allIdentifiers.</text:span><text:span text:style-name="T11">identifier </text:span><text:span text:style-name="T11">= declaration.</text:span><text:span text:style-name="T11">identifier</text:span><text:span text:style-name="T11">;</text:span></text:p>
      <text:p text:style-name="P25"><text:s text:c="8"/><text:span text:style-name="T11">allIdentifiers.</text:span><text:span text:style-name="T11">identifiersList </text:span><text:span text:style-name="T11">= declaration.</text:span><text:span text:style-name="T11">identifiersList</text:span><text:span text:style-name="T11">;</text:span></text:p>
      <text:p text:style-name="P25"><text:s text:c="8"/><text:span text:style-name="T11">generateIdentifiersList(allIdentifiers</text:span><text:span text:style-name="T11">, </text:span><text:span text:style-name="T11">attributeFull)</text:span><text:span text:style-name="T11">;</text:span></text:p>
      <text:p text:style-name="P25"><text:s text:c="4"/><text:span text:style-name="T11">}</text:span></text:p>
      <text:p text:style-name="P25"><text:s text:c="4"/><text:span text:style-name="T11">// Returns full attributes list</text:span></text:p>
      <text:p text:style-name="P25"><text:s text:c="4"/><text:span text:style-name="T11">private </text:span><text:span text:style-name="T11">AttributeFull </text:span><text:span text:style-name="T11">getAttributesType</text:span><text:span text:style-name="T11">(AttributesList attributesList) {</text:span></text:p>
      <text:p text:style-name="P25"><text:s text:c="8"/><text:span text:style-name="T11">AttributeFull attributeFull = </text:span><text:span text:style-name="T11">new </text:span><text:span text:style-name="T11">AttributeFull()</text:span><text:span text:style-name="T11">;</text:span></text:p>
      <text:p text:style-name="P25"><text:s text:c="8"/><text:span text:style-name="T11">boolean </text:span><text:span text:style-name="T11">wasChanges</text:span><text:span text:style-name="T11">;</text:span></text:p>
      <text:p text:style-name="P25"><text:s text:c="8"/><text:span text:style-name="T11">do </text:span><text:span text:style-name="T11">{</text:span></text:p>
      <text:p text:style-name="P25"><text:s text:c="12"/><text:span text:style-name="T11">wasChanges = </text:span><text:span text:style-name="T11">false;</text:span></text:p>
      <text:p text:style-name="P25"><text:s text:c="12"/><text:span text:style-name="T11">if </text:span><text:span text:style-name="T11">(attributesList.</text:span><text:span text:style-name="T11">empty</text:span><text:span text:style-name="T11">)</text:span></text:p>
      <text:p text:style-name="P25"><text:s text:c="16"/><text:span text:style-name="T11">return </text:span><text:span text:style-name="T11">attributeFull</text:span><text:span text:style-name="T11">;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EXT"</text:span><text:span text:style-name="T11">)) {</text:span></text:p>
      <text:p text:style-name="P25"><text:s text:c="16"/><text:span text:style-name="T11">attributeFull.</text:span><text:span text:style-name="T11">hasEXT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SIGNAL"</text:span><text:span text:style-name="T11">)) {</text:span></text:p>
      <text:p text:style-name="P25"><text:s text:c="16"/><text:span text:style-name="T11">attributeFull.</text:span><text:span text:style-name="T11">hasSIGNAL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12"/><text:span text:style-name="T11">if </text:span><text:span text:style-name="T11">(getTokenByTokensTableIndex(attributesList.</text:span><text:span text:style-name="T11">attribute</text:span><text:span text:style-name="T11">).equals(</text:span><text:span text:style-name="T11">"COMPLEX"</text:span><text:span text:style-name="T11">)) {</text:span></text:p>
      <text:p text:style-name="P25"><text:s text:c="16"/><text:span text:style-name="T11">attributeFull.</text:span><text:span text:style-name="T11">hasCOMPLEX </text:span><text:span text:style-name="T11">= </text:span><text:span text:style-name="T11">true;</text:span></text:p>
      <text:p text:style-name="P25"><text:s text:c="16"/><text:span text:style-name="T11">wasChanges = </text:span><text:span text:style-name="T11">true;</text:span></text:p>
      <text:p text:style-name="P25"><text:s text:c="16"/><text:span text:style-name="T11">attributesList = attributesList.</text:span><text:span text:style-name="T11">attributesList</text:span><text:span text:style-name="T11">;</text:span></text:p>
      <text:p text:style-name="P25"><text:s text:c="12"/><text:span text:style-name="T11">}</text:span></text:p>
      <text:p text:style-name="P25"><text:s text:c="8"/><text:span text:style-name="T11">} </text:span><text:span text:style-name="T11">while </text:span><text:span text:style-name="T11">(wasChanges)</text:span><text:span text:style-name="T11">;</text:span></text:p>
      <text:p text:style-name="P25"><text:s text:c="8"/><text:span text:style-name="T11">if </text:span><text:span text:style-name="T11">(attributesList.</text:span><text:span text:style-name="T11">empty</text:span><text:span text:style-name="T11">)</text:span></text:p>
      <text:p text:style-name="P25"><text:s text:c="12"/><text:span text:style-name="T11">return </text:span><text:span text:style-name="T11">attributeFull</text:span><text:span text:style-name="T11">;</text:span></text:p>
      <text:p text:style-name="P25"><text:s text:c="8"/><text:span text:style-name="T11">String type = getTokenByTokensTableIndex(attributesList.</text:span><text:span text:style-name="T11">attribute</text:span><text:span text:style-name="T11">)</text:span><text:span text:style-name="T11">;</text:span></text:p>
      <text:p text:style-name="P25"><text:s text:c="8"/><text:span text:style-name="T11">if </text:span><text:span text:style-name="T11">(type.equals(</text:span><text:span text:style-name="T11">"INTEGER"</text:span><text:span text:style-name="T11">) || type.equals(</text:span><text:span text:style-name="T11">"FLOAT"</text:span><text:span text:style-name="T11">) || type.equals(</text:span><text:span text:style-name="T11">"BLOCKFLOAT"</text:span><text:span text:style-name="T11">)) {</text:span></text:p>
      <text:p text:style-name="P25"><text:s text:c="12"/><text:span text:style-name="T11">attributeFull.</text:span><text:span text:style-name="T11">type </text:span><text:span text:style-name="T11">= type</text:span><text:span text:style-name="T11">;</text:span></text:p>
      <text:p text:style-name="P25"><text:s text:c="12"/><text:span text:style-name="T11">attributesList = attributesList.</text:span><text:span text:style-name="T11">attributesList</text:span><text:span text:style-name="T11">;</text:span></text:p>
      <text:p text:style-name="P25"><text:s text:c="8"/><text:span text:style-name="T11">}</text:span></text:p>
      <text:p text:style-name="P25"><text:s text:c="8"/><text:span text:style-name="T11">if </text:span><text:span text:style-name="T11">(!attributesList.</text:span><text:span text:style-name="T11">empty</text:span><text:span text:style-name="T11">)</text:span></text:p>
      <text:p text:style-name="P25"><text:s text:c="12"/><text:span text:style-name="T11">attributeFull.</text:span><text:span text:style-name="T11">type </text:span><text:span text:style-name="T11">= </text:span><text:span text:style-name="T11">"WRONG"</text:span><text:span text:style-name="T11">;</text:span></text:p>
      <text:p text:style-name="P25"><text:s text:c="8"/><text:span text:style-name="T11">return </text:span><text:span text:style-name="T11">attributeFull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IdentifiersList</text:span><text:span text:style-name="T11">(IdentifiersList identifiersList</text:span><text:span text:style-name="T11">, </text:span><text:span text:style-name="T11">AttributeFull attributeType) {</text:span></text:p>
      <text:p text:style-name="P25"><text:s text:c="8"/><text:span text:style-name="T11">if </text:span><text:span text:style-name="T11">(identifiersList.</text:span><text:span text:style-name="T11">empty</text:span><text:span text:style-name="T11">)</text:span></text:p>
      <text:p text:style-name="P25"><text:s text:c="12"/><text:span text:style-name="T11">return;</text:span></text:p>
      <text:p text:style-name="P25"><text:s text:c="8"/><text:span text:style-name="T11">generateIdentifier(identifiersList.</text:span><text:span text:style-name="T11">identifier</text:span><text:span text:style-name="T11">, </text:span><text:span text:style-name="T11">attributeType)</text:span><text:span text:style-name="T11">;</text:span></text:p>
      <text:p text:style-name="P25"><text:s text:c="8"/><text:span text:style-name="T11">generateIdentifiersList(identifiersList.</text:span><text:span text:style-name="T11">identifiersList</text:span><text:span text:style-name="T11">, </text:span><text:span text:style-name="T11">attributeType)</text:span><text:span text:style-name="T11">;</text:span></text:p>
      <text:p text:style-name="P25"><text:s text:c="4"/><text:span text:style-name="T11">}</text:span></text:p>
      <text:p text:style-name="P25"><text:s text:c="4"/><text:span text:style-name="T11">private void </text:span><text:span text:style-name="T11">generateIdentifier</text:span><text:span text:style-name="T11">(</text:span><text:span text:style-name="T11">int </text:span><text:span text:style-name="T11">identifier</text:span><text:span text:style-name="T11">, </text:span><text:span text:style-name="T11">AttributeFull attributeType) {</text:span></text:p>
      <text:p text:style-name="P25"><text:s text:c="8"/><text:span text:style-name="T11">String _identifier = getTokenByTokensTableIndex(identifier)</text:span><text:span text:style-name="T11">;</text:span></text:p>
      <text:p text:style-name="P25"><text:s text:c="8"/><text:span text:style-name="T11">if </text:span><text:span text:style-name="T11">(</text:span><text:span text:style-name="T11">parametersIdentifiers</text:span><text:span text:style-name="T11">.contains(_identifier)) {</text:span></text:p>
      <text:p text:style-name="P25"><text:s text:c="12"/><text:span text:style-name="T11">addError(identifier</text:span><text:span text:style-name="T11">, </text:span><text:span text:style-name="T11">String.</text:span><text:span text:style-name="T12">format</text:span><text:span text:style-name="T11">(</text:span><text:span text:style-name="T11">"Repeat of parameter: %s"</text:span><text:span text:style-name="T11">, </text:span><text:span text:style-name="T11">_identifier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if </text:span><text:span text:style-name="T11">(_identifier.equals(</text:span><text:span text:style-name="T11">programOrProcedureIdentifier</text:span><text:span text:style-name="T11">)) {</text:span></text:p>
      <text:p text:style-name="P25"><text:soft-page-break/><text:s text:c="12"/><text:span text:style-name="T11">addError(identifier</text:span><text:span text:style-name="T11">, </text:span><text:span text:style-name="T11">String.</text:span><text:span text:style-name="T12">format</text:span><text:span text:style-name="T11">(</text:span><text:span text:style-name="T11">"Parameter has the same name as a procedure: %s"</text:span><text:span text:style-name="T11">, </text:span><text:span text:style-name="T11">_identifier))</text:span><text:span text:style-name="T11">;</text:span></text:p>
      <text:p text:style-name="P25"><text:s text:c="12"/><text:span text:style-name="T11">return;</text:span></text:p>
      <text:p text:style-name="P25"><text:s text:c="8"/><text:span text:style-name="T11">}</text:span></text:p>
      <text:p text:style-name="P25"><text:s text:c="8"/><text:span text:style-name="T11">parametersIdentifiers</text:span><text:span text:style-name="T11">.add(_identifier)</text:span><text:span text:style-name="T11">;</text:span></text:p>
      <text:p text:style-name="P25">// <text:s text:c="7"/>parametersAttributes.add(attributeType);</text:p>
      <text:p text:style-name="P25"><text:s text:c="8"/><text:span text:style-name="T11">asmCode</text:span><text:span text:style-name="T11">.add(String.</text:span><text:span text:style-name="T12">format</text:span><text:span text:style-name="T11">(</text:span><text:span text:style-name="T11">"</text:span><text:span text:style-name="T11">\t\t</text:span><text:span text:style-name="T11">%-8s%-8s%s"</text:span><text:span text:style-name="T11">, </text:span><text:span text:style-name="T11">_identifier</text:span><text:span text:style-name="T11">, </text:span><text:span text:style-name="T11">"EQU"</text:span><text:span text:style-name="T11">, </text:span><text:span text:style-name="T11">String.</text:span><text:span text:style-name="T12">format</text:span><text:span text:style-name="T11">(</text:span><text:span text:style-name="T11">"[EBP + %d]"</text:span><text:span text:style-name="T11">, </text:span><text:span text:style-name="T11">parameterOffset</text:span><text:span text:style-name="T11">)))</text:span><text:span text:style-name="T11">;</text:span></text:p>
      <text:p text:style-name="P25"><text:s text:c="8"/><text:span text:style-name="T11">parameterOffset </text:span><text:span text:style-name="T11">+= parameterSize(attributeType)</text:span><text:span text:style-name="T11">;</text:span></text:p>
      <text:p text:style-name="P25"><text:s text:c="4"/><text:span text:style-name="T11">}</text:span></text:p>
      <text:p text:style-name="P25"><text:s text:c="4"/><text:span text:style-name="T11">// Returns parameter size by attributes' type (e.g. INTEGER - 4)</text:span></text:p>
      <text:p text:style-name="P25"><text:s text:c="4"/><text:span text:style-name="T11">private int </text:span><text:span text:style-name="T11">parameterSize</text:span><text:span text:style-name="T11">(AttributeFull parameterAttribute) {</text:span></text:p>
      <text:p text:style-name="P25"><text:s text:c="8"/><text:span text:style-name="T11">int </text:span><text:span text:style-name="T11">size = </text:span><text:span text:style-name="T11">0</text:span><text:span text:style-name="T11">;</text:span></text:p>
      <text:p text:style-name="P25"><text:s text:c="8"/><text:span text:style-name="T11">if </text:span><text:span text:style-name="T11">(parameterAttribute.</text:span><text:span text:style-name="T11">type</text:span><text:span text:style-name="T11">.equals(</text:span><text:span text:style-name="T11">"INTEGER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else if </text:span><text:span text:style-name="T11">(parameterAttribute.</text:span><text:span text:style-name="T11">type</text:span><text:span text:style-name="T11">.equals(</text:span><text:span text:style-name="T11">"FLOAT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else if </text:span><text:span text:style-name="T11">(parameterAttribute.</text:span><text:span text:style-name="T11">type</text:span><text:span text:style-name="T11">.equals(</text:span><text:span text:style-name="T11">"BLOCKFLOAT"</text:span><text:span text:style-name="T11">))</text:span></text:p>
      <text:p text:style-name="P25"><text:s text:c="12"/><text:span text:style-name="T11">size = </text:span><text:span text:style-name="T11">4</text:span><text:span text:style-name="T11">;</text:span></text:p>
      <text:p text:style-name="P25"><text:s text:c="8"/><text:span text:style-name="T11">if </text:span><text:span text:style-name="T11">(parameterAttribute.</text:span><text:span text:style-name="T11">hasCOMPLEX</text:span><text:span text:style-name="T11">)</text:span></text:p>
      <text:p text:style-name="P25"><text:s text:c="12"/><text:span text:style-name="T11">size *= </text:span><text:span text:style-name="T11">2</text:span><text:span text:style-name="T11">;</text:span></text:p>
      <text:p text:style-name="P25"><text:s text:c="8"/><text:span text:style-name="T11">return </text:span><text:span text:style-name="T11">size</text:span><text:span text:style-name="T11">;</text:span></text:p>
      <text:p text:style-name="P25"><text:s text:c="4"/><text:span text:style-name="T11">}</text:span></text:p>
      <text:p text:style-name="P25">}</text:p>
      <text:h text:style-name="Large_20_titles" text:outline-level="2"><text:span text:style-name="T8"/></text:h>
      <text:h text:style-name="Large_20_titles" text:outline-level="2"><text:span text:style-name="T8">ПОСИЛАННЯ НА РЕПОЗИТОРІЙ </text:span><text:span text:style-name="T10">GITHUB</text:span></text:h>
      <text:p text:style-name="Simple_20_text"><text:a xlink:type="simple" xlink:href="https://github.com/MaximBondarchuk/Compiler.git" text:style-name="Internet_20_link" text:visited-style-name="Visited_20_Internet_20_Link"><text:span text:style-name="T23">https://github.com/MaximBondarchuk/Compiler.git</text:span></text:a></text:p>
      <text:h text:style-name="P15" text:outline-level="2"/>
      <text:h text:style-name="P15" text:outline-level="2">КОНТРОЛЬНІ ПРИКЛАДИ</text:h>
      <text:p text:style-name="P10">#1. <text:span text:style-name="T8">Програма без помилок з гілкою </text:span>PROGRAM</text:p>
      <text:p text:style-name="Simple_20_text">Вхід:</text:p>
      <text:p text:style-name="P26">PROGRAM PROGRAM1;</text:p>
      <text:p text:style-name="P28">BEGIN</text:p>
      <text:p text:style-name="P27">END.</text:p>
      <text:p text:style-name="Simple_20_text">Вихід:</text:p>
      <text:p text:style-name="Code">.386</text:p>
      <text:p text:style-name="Code">TITLE <text:s text:c="2"/>PROGRAM1</text:p>
      <text:p text:style-name="Code">.CODE</text:p>
      <text:p text:style-name="Code">?BEGIN: </text:p>
      <text:p text:style-name="Code">END <text:s text:c="4"/>?BEGIN</text:p>
      <text:p text:style-name="Code"/>
      <text:p text:style-name="Code"/>
      <text:p text:style-name="Simple_20_text">Дерево розбору:</text:p>
      <text:p text:style-name="P22">Identifier: </text:p>
      <text:p text:style-name="P22"><text:tab/>1</text:p>
      <text:p text:style-name="P22">Block: </text:p>
      <text:p text:style-name="P22"><text:tab/>Expressions list: </text:p>
      <text:p text:style-name="P22"><text:soft-page-break/><text:tab/><text:tab/>&lt;&gt;</text:p>
      <text:p text:style-name="P11"/>
      <text:p text:style-name="P11"/>
      <text:p text:style-name="P10">#<text:span text:style-name="T8">2</text:span>. <text:span text:style-name="T8">Програма без помилок з гілкою P</text:span>ROCEDURE <text:span text:style-name="T8">без параметрів</text:span></text:p>
      <text:p text:style-name="Simple_20_text">Вхід:</text:p>
      <text:p text:style-name="Code">PROCEDURE PROC1();</text:p>
      <text:p text:style-name="Code">BEGIN</text:p>
      <text:p text:style-name="Code">END;</text:p>
      <text:p text:style-name="Code"/>
      <text:p text:style-name="Simple_20_text">Вихід:</text:p>
      <text:p text:style-name="Code">.386</text:p>
      <text:p text:style-name="Code">.CODE</text:p>
      <text:p text:style-name="Code">PROC1 <text:s text:c="2"/>PROC</text:p>
      <text:p text:style-name="Code">PROC1 <text:s text:c="2"/>ENDP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&lt;&gt;</text:p>
      <text:p text:style-name="P22">Block: </text:p>
      <text:p text:style-name="P22"><text:tab/>Expressions list: </text:p>
      <text:p text:style-name="P22"><text:tab/><text:tab/>&lt;&gt;</text:p>
      <text:p text:style-name="Code"/>
      <text:p text:style-name="Code"/>
      <text:p text:style-name="P10">#<text:span text:style-name="T8">3</text:span>. <text:span text:style-name="T8">Програма без помилок з гілкою P</text:span>ROCEDURE <text:span text:style-name="T9">з параметрами</text:span></text:p>
      <text:p text:style-name="Simple_20_text">Вхід:</text:p>
      <text:p text:style-name="Code">PROCEDURE PROC1(A,B,C:SIGNAL COMPLEX EXT BLOCKFLOAT; D: INTEGER; F: EXT FLOAT;);</text:p>
      <text:p text:style-name="Code">BEGIN</text:p>
      <text:p text:style-name="Code">END;</text:p>
      <text:p text:style-name="Code"/>
      <text:p text:style-name="Simple_20_text">Вихід:</text:p>
      <text:p text:style-name="P23">.386</text:p>
      <text:p text:style-name="P23">.CODE</text:p>
      <text:p text:style-name="P23">PROC1 <text:s text:c="2"/>PROC</text:p>
      <text:p text:style-name="P23"><text:s text:c="6"/>; Save registers for getting parameters</text:p>
      <text:p text:style-name="P23"><text:s text:c="6"/>PUSH <text:s text:c="3"/>EBP</text:p>
      <text:p text:style-name="P23"><text:s text:c="6"/>MOV <text:s text:c="4"/>EBP, ESP</text:p>
      <text:p text:style-name="P23"><text:s text:c="6"/>PUSH <text:s text:c="3"/>ESI</text:p>
      <text:p text:style-name="P23"/>
      <text:p text:style-name="P23"><text:s text:c="6"/>; Get parameters</text:p>
      <text:p text:style-name="P23"><text:s text:c="6"/>; 8B offset in stack = 4B - address for return + 4B - EBP</text:p>
      <text:p text:style-name="P23"><text:s text:c="6"/>A <text:s text:c="6"/>EQU <text:s text:c="4"/>[EBP + 8]</text:p>
      <text:p text:style-name="P23"><text:s text:c="6"/>B <text:s text:c="6"/>EQU <text:s text:c="4"/>[EBP + 16]</text:p>
      <text:p text:style-name="P23"><text:s text:c="6"/>C <text:s text:c="6"/>EQU <text:s text:c="4"/>[EBP + 24]</text:p>
      <text:p text:style-name="P23"><text:s text:c="6"/>D <text:s text:c="6"/>EQU <text:s text:c="4"/>[EBP + 32]</text:p>
      <text:p text:style-name="P23"><text:s text:c="6"/>F <text:s text:c="6"/>EQU <text:s text:c="4"/>[EBP + 36]</text:p>
      <text:p text:style-name="P23"/>
      <text:p text:style-name="P23"><text:s text:c="6"/>; Restore registers</text:p>
      <text:p text:style-name="P23"><text:s text:c="6"/>POP <text:s text:c="4"/>ESI</text:p>
      <text:p text:style-name="P23"><text:s text:c="6"/>POP <text:s text:c="4"/>EBP</text:p>
      <text:p text:style-name="P23"><text:soft-page-break/><text:s text:c="6"/>RET <text:s text:c="4"/></text:p>
      <text:p text:style-name="P23">PROC1 <text:s text:c="2"/>ENDP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&lt;&gt;</text:p>
      <text:p text:style-name="P22"><text:tab/><text:tab/><text:tab/>Declarations list: </text:p>
      <text:p text:style-name="P22"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8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0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1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10">#4. <text:span text:style-name="T8">Програма з помилками: неправильний тип параметрів</text:span></text:p>
      <text:p text:style-name="Simple_20_text"><text:soft-page-break/>Вхід:</text:p>
      <text:p text:style-name="Code">PROCEDURE PROC1(A,B,C:SIGNAL COMPLEX EXT BLOCKFLOAT; D: <text:span text:style-name="T14">COMPLEX</text:span>; F: EXT FLOAT;);</text:p>
      <text:p text:style-name="Code">BEGIN</text:p>
      <text:p text:style-name="Code">END;</text:p>
      <text:p text:style-name="Code"/>
      <text:p text:style-name="Simple_20_text">Вихід:</text:p>
      <text:p text:style-name="Code">1 <text:s/>57 Attributes list doesn't match any correct combination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&lt;&gt;</text:p>
      <text:p text:style-name="P22"><text:tab/><text:tab/><text:tab/>Declarations list: </text:p>
      <text:p text:style-name="P22"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8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0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1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soft-page-break/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10">#<text:span text:style-name="T8">5</text:span>. <text:span text:style-name="T8">Програма з помилками: неправильний тип параметрів</text:span></text:p>
      <text:p text:style-name="Simple_20_text">Вхід:</text:p>
      <text:p text:style-name="Code">PROCEDURE PROC1(A,B,C:SIGNAL COMPLEX EXT BLOCKFLOAT; D: <text:span text:style-name="T13">INTEGER FLOAT</text:span>; F: EXT FLOAT;);</text:p>
      <text:p text:style-name="Code">BEGIN</text:p>
      <text:p text:style-name="Code">END;</text:p>
      <text:p text:style-name="Code"/>
      <text:p text:style-name="Code"/>
      <text:p text:style-name="Simple_20_text">Вихід:</text:p>
      <text:p text:style-name="Code">1 <text:s/>57 Attributes list doesn't match any correct combination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Identifier: </text:p>
      <text:p text:style-name="P22"><text:tab/><text:tab/><text:tab/><text:tab/><text:tab/>5</text:p>
      <text:p text:style-name="P22"><text:tab/><text:tab/><text:tab/><text:tab/>Identifiers list: </text:p>
      <text:p text:style-name="P22"><text:tab/><text:tab/><text:tab/><text:tab/><text:tab/>Identifier: </text:p>
      <text:p text:style-name="P22"><text:tab/><text:tab/><text:tab/><text:tab/><text:tab/><text:tab/>7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Attribute: </text:p>
      <text:p text:style-name="P22"><text:tab/><text:tab/><text:tab/><text:tab/>9</text:p>
      <text:p text:style-name="P22"><text:tab/><text:tab/><text:tab/>Attributes list: </text:p>
      <text:p text:style-name="P22"><text:tab/><text:tab/><text:tab/><text:tab/>Attribute: </text:p>
      <text:p text:style-name="P22"><text:tab/><text:tab/><text:tab/><text:tab/><text:tab/>10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1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14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16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7</text:p>
      <text:p text:style-name="P22"><text:tab/><text:tab/><text:tab/><text:tab/><text:tab/>Attributes list: </text:p>
      <text:p text:style-name="P22"><text:tab/><text:tab/><text:tab/><text:tab/><text:tab/><text:tab/>&lt;&gt;</text:p>
      <text:p text:style-name="P22"><text:tab/><text:tab/><text:tab/>Declarations list: </text:p>
      <text:p text:style-name="P22"><text:soft-page-break/><text:tab/><text:tab/><text:tab/><text:tab/>Declaration: </text:p>
      <text:p text:style-name="P22"><text:tab/><text:tab/><text:tab/><text:tab/><text:tab/>Identifier: </text:p>
      <text:p text:style-name="P22"><text:tab/><text:tab/><text:tab/><text:tab/><text:tab/><text:tab/>19</text:p>
      <text:p text:style-name="P22"><text:tab/><text:tab/><text:tab/><text:tab/><text:tab/>Identifiers list: </text:p>
      <text:p text:style-name="P22"><text:tab/><text:tab/><text:tab/><text:tab/><text:tab/><text:tab/>&lt;&gt;</text:p>
      <text:p text:style-name="P22"><text:tab/><text:tab/><text:tab/><text:tab/><text:tab/>Attribute: </text:p>
      <text:p text:style-name="P22"><text:tab/><text:tab/><text:tab/><text:tab/><text:tab/><text:tab/>21</text:p>
      <text:p text:style-name="P22"><text:tab/><text:tab/><text:tab/><text:tab/><text:tab/>Attributes list: </text:p>
      <text:p text:style-name="P22"><text:tab/><text:tab/><text:tab/><text:tab/><text:tab/><text:tab/>Attribute: </text:p>
      <text:p text:style-name="P22"><text:tab/><text:tab/><text:tab/><text:tab/><text:tab/><text:tab/><text:tab/>22</text:p>
      <text:p text:style-name="P22"><text:tab/><text:tab/><text:tab/><text:tab/><text:tab/><text:tab/>Attributes list: </text:p>
      <text:p text:style-name="P22"><text:tab/><text:tab/><text:tab/><text:tab/><text:tab/><text:tab/><text:tab/>&lt;&gt;</text:p>
      <text:p text:style-name="P22"><text:tab/><text:tab/><text:tab/><text:tab/>Declarations list: </text:p>
      <text:p text:style-name="P22"><text:tab/><text:tab/><text:tab/><text:tab/><text:tab/>&lt;&gt;</text:p>
      <text:p text:style-name="P22">Block: </text:p>
      <text:p text:style-name="P22"><text:tab/>Expressions list: </text:p>
      <text:p text:style-name="P22"><text:tab/><text:tab/>&lt;&gt;</text:p>
      <text:p text:style-name="P22"/>
      <text:p text:style-name="P22"/>
      <text:p text:style-name="P10">#<text:span text:style-name="T8">6</text:span>. <text:span text:style-name="T8">Програма з помилками: параметр дублює ім'я процедури</text:span></text:p>
      <text:p text:style-name="Simple_20_text">Вхід:</text:p>
      <text:p text:style-name="Code">PROCEDURE D(D: INTEGER; F: EXT FLOAT;);</text:p>
      <text:p text:style-name="Code">BEGIN</text:p>
      <text:p text:style-name="Code">END;</text:p>
      <text:p text:style-name="Code"/>
      <text:p text:style-name="Simple_20_text">Вихід:</text:p>
      <text:p text:style-name="Code">1 <text:s/>13 Parameter has the same name as a procedure: D</text:p>
      <text:p text:style-name="Code"/>
      <text:p text:style-name="Simple_20_text">Дерево розбору:</text:p>
      <text:p text:style-name="P22">Identifier: </text:p>
      <text:p text:style-name="P22"><text:tab/>1</text:p>
      <text:p text:style-name="P22">Parameters list: </text:p>
      <text:p text:style-name="P22"><text:tab/>Declarations list: </text:p>
      <text:p text:style-name="P22"><text:tab/><text:tab/>Declaration: </text:p>
      <text:p text:style-name="P22"><text:tab/><text:tab/><text:tab/>Identifier: </text:p>
      <text:p text:style-name="P22"><text:tab/><text:tab/><text:tab/><text:tab/>3</text:p>
      <text:p text:style-name="P22"><text:tab/><text:tab/><text:tab/>Identifiers list: </text:p>
      <text:p text:style-name="P22"><text:tab/><text:tab/><text:tab/><text:tab/>&lt;&gt;</text:p>
      <text:p text:style-name="P22"><text:tab/><text:tab/><text:tab/>Attribute: </text:p>
      <text:p text:style-name="P22"><text:tab/><text:tab/><text:tab/><text:tab/>5</text:p>
      <text:p text:style-name="P22"><text:tab/><text:tab/><text:tab/>Attributes list: </text:p>
      <text:p text:style-name="P22"><text:tab/><text:tab/><text:tab/><text:tab/>&lt;&gt;</text:p>
      <text:p text:style-name="P22"><text:tab/><text:tab/>Declarations list: </text:p>
      <text:p text:style-name="P22"><text:tab/><text:tab/><text:tab/>Declaration: </text:p>
      <text:p text:style-name="P22"><text:tab/><text:tab/><text:tab/><text:tab/>Identifier: </text:p>
      <text:p text:style-name="P22"><text:tab/><text:tab/><text:tab/><text:tab/><text:tab/>7</text:p>
      <text:p text:style-name="P22"><text:tab/><text:tab/><text:tab/><text:tab/>Identifiers list: </text:p>
      <text:p text:style-name="P22"><text:tab/><text:tab/><text:tab/><text:tab/><text:tab/>&lt;&gt;</text:p>
      <text:p text:style-name="P22"><text:tab/><text:tab/><text:tab/><text:tab/>Attribute: </text:p>
      <text:p text:style-name="P22"><text:tab/><text:tab/><text:tab/><text:tab/><text:tab/>9</text:p>
      <text:p text:style-name="P22"><text:tab/><text:tab/><text:tab/><text:tab/>Attributes list: </text:p>
      <text:p text:style-name="P22"><text:tab/><text:tab/><text:tab/><text:tab/><text:tab/>Attribute: </text:p>
      <text:p text:style-name="P22"><text:tab/><text:tab/><text:tab/><text:tab/><text:tab/><text:tab/>10</text:p>
      <text:p text:style-name="P22"><text:tab/><text:tab/><text:tab/><text:tab/><text:tab/>Attributes list: </text:p>
      <text:p text:style-name="P22"><text:tab/><text:tab/><text:tab/><text:tab/><text:tab/><text:tab/>&lt;&gt;</text:p>
      <text:p text:style-name="P22"><text:tab/><text:tab/><text:tab/>Declarations list: </text:p>
      <text:p text:style-name="P22"><text:tab/><text:tab/><text:tab/><text:tab/>&lt;&gt;</text:p>
      <text:p text:style-name="P22">Block: </text:p>
      <text:p text:style-name="P22"><text:tab/>Expressions list: </text:p>
      <text:p text:style-name="P22"><text:soft-page-break/><text:tab/><text:tab/>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2pt" style:font-size-asian="22pt" style:language-asian="uk" style:country-asian="UA" style:font-name-complex="Times New Roman1" style:font-size-complex="22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>
      <style:text-properties style:font-name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25</meta:editing-cycles>
    <meta:print-date>2015-03-03T23:23:57.67</meta:print-date>
    <meta:creation-date>2014-11-11T10:32:00</meta:creation-date>
    <dc:date>2015-05-12T23:28:05.24</dc:date>
    <meta:editing-duration>PT9H58M6S</meta:editing-duration>
    <meta:generator>OpenOffice/4.1.1$Win32 OpenOffice.org_project/411m6$Build-9775</meta:generator>
    <meta:printed-by>Maxin Bondarchuk</meta:printed-by>
    <meta:document-statistic meta:table-count="1" meta:image-count="0" meta:object-count="0" meta:page-count="11" meta:paragraph-count="491" meta:word-count="1181" meta:character-count="135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